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3.0764in" table:align="margins"/>
    </style:style>
    <style:style style:name="Table5.A" style:family="table-column">
      <style:table-column-properties style:column-width="1.125in" style:rel-column-width="23965*"/>
    </style:style>
    <style:style style:name="Table5.B" style:family="table-column">
      <style:table-column-properties style:column-width="1.9514in" style:rel-column-width="4157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764in" table:align="margins"/>
    </style:style>
    <style:style style:name="Table2.A" style:family="table-column">
      <style:table-column-properties style:column-width="1.125in" style:rel-column-width="23965*"/>
    </style:style>
    <style:style style:name="Table2.B" style:family="table-column">
      <style:table-column-properties style:column-width="1.9514in" style:rel-column-width="415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764in" table:align="margins"/>
    </style:style>
    <style:style style:name="Table3.A" style:family="table-column">
      <style:table-column-properties style:column-width="1.125in" style:rel-column-width="23965*"/>
    </style:style>
    <style:style style:name="Table3.B" style:family="table-column">
      <style:table-column-properties style:column-width="1.9514in" style:rel-column-width="415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764in" table:align="margins"/>
    </style:style>
    <style:style style:name="Table4.A" style:family="table-column">
      <style:table-column-properties style:column-width="1.125in" style:rel-column-width="23965*"/>
    </style:style>
    <style:style style:name="Table4.B" style:family="table-column">
      <style:table-column-properties style:column-width="1.9514in" style:rel-column-width="415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1.0625in"/>
    </style:style>
    <style:style style:name="Table6.C" style:family="table-column">
      <style:table-column-properties style:column-width="1.5625in"/>
    </style:style>
    <style:style style:name="Table6.D" style:family="table-column">
      <style:table-column-properties style:column-width="3.114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FreeSerif" fo:font-size="10pt" officeooo:rsid="00141dbd" officeooo:paragraph-rsid="00141dbd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FreeSerif" fo:font-size="10pt" officeooo:rsid="001562fa" officeooo:paragraph-rsid="001562fa" style:font-size-asian="10pt" style:font-size-complex="10pt"/>
    </style:style>
    <style:style style:name="P3" style:family="paragraph" style:parent-style-name="Table_20_Contents">
      <style:text-properties style:font-name="FreeSerif" fo:font-size="10pt" officeooo:rsid="001c615f" officeooo:paragraph-rsid="001c615f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FreeSerif" fo:font-size="10pt" officeooo:rsid="001dcef8" officeooo:paragraph-rsid="001dcef8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FreeSerif" fo:font-size="10pt" officeooo:rsid="0022b09b" officeooo:paragraph-rsid="0022b09b" style:font-size-asian="10pt" style:font-size-complex="10pt"/>
    </style:style>
    <style:style style:name="P6" style:family="paragraph" style:parent-style-name="Table_20_Contents">
      <style:text-properties style:font-name="FreeSerif" fo:font-size="10pt" officeooo:rsid="0022b09b" officeooo:paragraph-rsid="0022b09b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FreeSerif" fo:font-size="10pt" officeooo:rsid="0024832a" officeooo:paragraph-rsid="0024832a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41dbd" officeooo:paragraph-rsid="00141db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562fa" officeooo:paragraph-rsid="001562fa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2471a3" officeooo:paragraph-rsid="002471a3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Cormorant Garamond" fo:font-size="11pt" style:text-underline-style="none" fo:font-weight="normal" officeooo:rsid="00119b1f" officeooo:paragraph-rsid="0012d54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Cormorant Garamond" fo:font-size="18pt" fo:font-weight="bold" officeooo:rsid="0024832a" officeooo:paragraph-rsid="0024832a" style:font-size-asian="15.75pt" style:font-weight-asian="bold" style:font-size-complex="18pt" style:font-weight-complex="bold"/>
    </style:style>
    <style:style style:name="P14" style:family="paragraph" style:parent-style-name="Standard">
      <style:text-properties style:text-position="0% 100%" style:font-name="FreeSerif" fo:font-size="11pt" style:text-underline-style="none" fo:font-weight="normal" officeooo:rsid="00141dbd" officeooo:paragraph-rsid="00141dbd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text-position="0% 100%" style:font-name="FreeSerif" fo:font-size="11pt" style:text-underline-style="none" fo:font-weight="normal" officeooo:rsid="0020e102" officeooo:paragraph-rsid="0020e102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style:text-position="0% 100%" style:font-name="FreeSerif" fo:font-size="11pt" style:text-underline-style="none" fo:font-weight="normal" officeooo:rsid="0015939b" officeooo:paragraph-rsid="0015939b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style:text-position="0% 100%" style:font-name="FreeSerif" fo:font-size="11pt" style:text-underline-style="none" fo:font-weight="normal" officeooo:rsid="0022b09b" officeooo:paragraph-rsid="0022b09b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style:text-position="0% 100%" style:font-name="FreeSerif" fo:font-size="11pt" fo:font-style="normal" style:text-underline-style="none" fo:font-weight="normal" officeooo:rsid="00141dbd" officeooo:paragraph-rsid="00141dbd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562fa" officeooo:paragraph-rsid="001562fa" style:font-size-asian="11.3500003814697pt" style:font-weight-asian="bold" style:font-size-complex="13pt" style:font-weight-complex="bold"/>
    </style:style>
    <style:style style:name="P20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41dbd" officeooo:paragraph-rsid="00141dbd" style:font-size-asian="13pt" style:font-weight-asian="bold" style:font-size-complex="13pt" style:font-weight-complex="bold"/>
    </style:style>
    <style:style style:name="P21" style:family="paragraph" style:parent-style-name="Standard">
      <style:text-properties style:text-position="0% 100%" style:font-name="FreeSerif" fo:font-size="13pt" fo:font-style="normal" style:text-underline-style="solid" style:text-underline-width="auto" style:text-underline-color="font-color" fo:font-weight="bold" officeooo:rsid="001562fa" officeooo:paragraph-rsid="001562fa" style:font-size-asian="11.3500003814697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text-properties style:text-position="0% 100%" style:font-name="FreeSerif" fo:font-size="12pt" fo:font-style="normal" style:text-underline-style="none" fo:font-weight="normal" officeooo:rsid="001562fa" officeooo:paragraph-rsid="001562fa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text-position="0% 100%" style:font-name="FreeSerif" fo:font-size="12pt" fo:font-style="normal" style:text-underline-style="none" fo:font-weight="bold" officeooo:rsid="001562fa" officeooo:paragraph-rsid="001562fa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bold" officeooo:rsid="001e5375" officeooo:paragraph-rsid="001e5375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1e5375" officeooo:paragraph-rsid="001e5375" style:font-size-asian="10pt" style:font-weight-asian="normal" style:font-size-complex="10pt" style:font-weight-complex="normal"/>
    </style:style>
    <style:style style:name="P26" style:family="paragraph" style:parent-style-name="Table_20_Heading">
      <style:text-properties style:font-name="FreeSerif" fo:font-size="11pt" fo:font-weight="bold" officeooo:rsid="001c615f" officeooo:paragraph-rsid="001c615f" style:font-size-asian="9.60000038146973pt" style:font-weight-asian="bold" style:font-size-complex="11pt" style:font-weight-complex="bold"/>
    </style:style>
    <style:style style:name="P27" style:family="paragraph" style:parent-style-name="Text_20_body">
      <style:text-properties fo:font-weight="bold" officeooo:rsid="00195fe4" officeooo:paragraph-rsid="00195fe4" style:font-weight-asian="bold" style:font-weight-complex="bold"/>
    </style:style>
    <style:style style:name="P28" style:family="paragraph" style:parent-style-name="Text_20_body">
      <style:text-properties fo:font-weight="normal" officeooo:rsid="00195fe4" officeooo:paragraph-rsid="00195fe4" style:font-weight-asian="normal" style:font-weight-complex="normal"/>
    </style:style>
    <style:style style:name="P29" style:family="paragraph" style:parent-style-name="Text_20_body">
      <style:text-properties fo:font-weight="normal" officeooo:rsid="001dcef8" officeooo:paragraph-rsid="001dcef8" style:font-weight-asian="normal" style:font-weight-complex="normal"/>
    </style:style>
    <style:style style:name="P30" style:family="paragraph" style:parent-style-name="Frame_20_contents">
      <style:paragraph-properties fo:text-align="center" style:justify-single-word="false"/>
      <style:text-properties style:font-name="FreeSerif" fo:font-size="13pt" officeooo:rsid="0024832a" officeooo:paragraph-rsid="0024832a" style:font-size-asian="13pt" style:font-size-complex="13pt"/>
    </style:style>
    <style:style style:name="P31" style:family="paragraph" style:parent-style-name="Standard" style:list-style-name="L1">
      <style:text-properties style:text-position="0% 100%" style:font-name="FreeSerif" fo:font-size="11pt" fo:font-style="normal" style:text-underline-style="none" fo:font-weight="normal" officeooo:rsid="001562fa" officeooo:paragraph-rsid="001562fa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style:text-position="0% 100%" style:font-name="FreeSerif" fo:font-size="11pt" fo:font-style="normal" style:text-underline-style="none" fo:font-weight="normal" officeooo:rsid="001562fa" officeooo:paragraph-rsid="00212036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 style:list-style-name="L1">
      <style:text-properties style:font-name="FreeSerif" fo:font-size="11pt" fo:font-style="normal" style:text-underline-style="none" fo:font-weight="normal" officeooo:rsid="001562fa" officeooo:paragraph-rsid="001562fa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position="0% 100%" fo:font-style="italic" officeooo:rsid="00212036" style:font-style-asian="italic" style:font-style-complex="italic"/>
    </style:style>
    <style:style style:name="T2" style:family="text">
      <style:text-properties style:text-position="0% 100%" fo:font-style="italic" officeooo:rsid="0022b09b" style:font-style-asian="italic" style:font-style-complex="italic"/>
    </style:style>
    <style:style style:name="T3" style:family="text">
      <style:text-properties style:text-position="0% 100%" officeooo:rsid="0022b09b"/>
    </style:style>
    <style:style style:name="T4" style:family="text">
      <style:text-properties officeooo:rsid="00195fe4"/>
    </style:style>
    <style:style style:name="T5" style:family="text">
      <style:text-properties officeooo:rsid="0022b09b"/>
    </style:style>
    <style:style style:name="T6" style:family="text">
      <style:text-properties officeooo:rsid="0024832a"/>
    </style:style>
    <style:style style:name="fr1" style:family="graphic" style:parent-style-name="Frame">
      <style:graphic-properties style:vertical-pos="top" style:vertical-rel="paragraph-content" style:horizontal-pos="righ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Frame1" text:anchor-type="paragraph" svg:width="3.1957in" draw:z-index="0"><draw:text-box fo:min-height="5.9366in"><text:p text:style-name="P30">Miyata Yumi</text:p><text:p text:style-name="P12">ミヤタ・ユミ</text:p><text:p text:style-name="P12"/><text:p text:style-name="P24">Nicknames:</text:p><text:p text:style-name="P25">??? (callsign)</text:p><text:p text:style-name="Text_20_body"/><table:table table:name="Table5" table:style-name="Table5"><table:table-column table:style-name="Table5.A"/><table:table-column table:style-name="Table5.B"/><table:table-row><table:table-cell table:style-name="Table5.A1" office:value-type="string"><text:p text:style-name="P8">Gender</text:p></table:table-cell><table:table-cell table:style-name="Table5.B1" office:value-type="string"><text:p text:style-name="P1">Female</text:p></table:table-cell></table:table-row><table:table-row><table:table-cell table:style-name="Table5.A2" office:value-type="string"><text:p text:style-name="P8">Age</text:p></table:table-cell><table:table-cell table:style-name="Table5.B2" office:value-type="string"><text:p text:style-name="P1">1<text:span text:style-name="T6">9</text:span></text:p></table:table-cell></table:table-row><table:table-row><table:table-cell table:style-name="Table5.A2" office:value-type="string"><text:p text:style-name="P10">Birthday</text:p></table:table-cell><table:table-cell table:style-name="Table5.B2" office:value-type="string"><text:p text:style-name="P1">???</text:p></table:table-cell></table:table-row></table:table><text:p text:style-name="Text_20_body"/><table:table table:name="Table2" table:style-name="Table2"><table:table-column table:style-name="Table2.A"/><table:table-column table:style-name="Table2.B"/><table:table-row><table:table-cell table:style-name="Table2.A1" office:value-type="string"><text:p text:style-name="P8">Height</text:p></table:table-cell><table:table-cell table:style-name="Table2.B1" office:value-type="string"><text:p text:style-name="P1"><text:span text:style-name="T6">168</text:span> cm <text:span text:style-name="T4">(5’6.1”)</text:span></text:p></table:table-cell></table:table-row><table:table-row><table:table-cell table:style-name="Table2.A2" office:value-type="string"><text:p text:style-name="P8">Weight</text:p></table:table-cell><table:table-cell table:style-name="Table2.B2" office:value-type="string"><text:p text:style-name="P1"><text:span text:style-name="T6">63</text:span> kg <text:span text:style-name="T4">(138.9 lb)</text:span></text:p></table:table-cell></table:table-row><table:table-row><table:table-cell table:style-name="Table2.A2" office:value-type="string"><text:p text:style-name="P8">B/W/H</text:p></table:table-cell><table:table-cell table:style-name="Table2.B2" office:value-type="string"><text:p text:style-name="P1">???</text:p></table:table-cell></table:table-row></table:table><text:p text:style-name="Text_20_body"/><table:table table:name="Table3" table:style-name="Table3"><table:table-column table:style-name="Table3.A"/><table:table-column table:style-name="Table3.B"/><table:table-row><table:table-cell table:style-name="Table3.A1" office:value-type="string"><text:p text:style-name="P8">Hair</text:p></table:table-cell><table:table-cell table:style-name="Table3.B1" office:value-type="string"><text:p text:style-name="P5">???</text:p></table:table-cell></table:table-row><table:table-row><table:table-cell table:style-name="Table3.A2" office:value-type="string"><text:p text:style-name="P8">Eye Color</text:p></table:table-cell><table:table-cell table:style-name="Table3.B2" office:value-type="string"><text:p text:style-name="P5">???</text:p></table:table-cell></table:table-row></table:table><text:p text:style-name="Text_20_body"/><table:table table:name="Table4" table:style-name="Table4"><table:table-column table:style-name="Table4.A"/><table:table-column table:style-name="Table4.B"/><table:table-row><table:table-cell table:style-name="Table4.A1" office:value-type="string"><text:p text:style-name="P8">Weapon</text:p></table:table-cell><table:table-cell table:style-name="Table4.B1" office:value-type="string"><text:p text:style-name="P1">???</text:p></table:table-cell></table:table-row><table:table-row><table:table-cell table:style-name="Table4.A2" office:value-type="string"><text:p text:style-name="P8">Keystone</text:p></table:table-cell><table:table-cell table:style-name="Table4.B2" office:value-type="string"><text:p text:style-name="P4">???</text:p></table:table-cell></table:table-row><table:table-row><table:table-cell table:style-name="Table4.A2" office:value-type="string"><text:p text:style-name="P8">Specialty/Style</text:p></table:table-cell><table:table-cell table:style-name="Table4.B2" office:value-type="string"><text:p text:style-name="P5">???</text:p></table:table-cell></table:table-row><table:table-row><table:table-cell table:style-name="Table4.A2" office:value-type="string"><text:p text:style-name="P9">Element</text:p></table:table-cell><table:table-cell table:style-name="Table4.B2" office:value-type="string"><text:p text:style-name="P2">???</text:p></table:table-cell></table:table-row><table:table-row><table:table-cell table:style-name="Table4.A2" office:value-type="string"><text:p text:style-name="P8">Signature</text:p></table:table-cell><table:table-cell table:style-name="Table4.B2" office:value-type="string"><text:p text:style-name="P1">???</text:p></table:table-cell></table:table-row><table:table-row><table:table-cell table:style-name="Table4.A2" office:value-type="string"><text:p text:style-name="P8">Rank</text:p></table:table-cell><table:table-cell table:style-name="Table4.B2" office:value-type="string"><text:p text:style-name="P7">A</text:p></table:table-cell></table:table-row></table:table><text:p text:style-name="Text_20_body"/><text:p text:style-name="Text_20_body">Affiliations:</text:p><text:p text:style-name="P28">JSDF: Team MAGI (<text:span text:style-name="T6">leader</text:span>)</text:p><text:p text:style-name="P28"/><text:p text:style-name="P27">Relationships:</text:p><text:p text:style-name="P29"/></draw:text-box></draw:frame>Miyata Yumi</text:p>
      <text:p text:style-name="P11"/>
      <text:p text:style-name="P17">???</text:p>
      <text:p text:style-name="P14"/>
      <text:p text:style-name="P19">Appearance:</text:p>
      <text:p text:style-name="P16">???</text:p>
      <text:p text:style-name="P16"/>
      <text:p text:style-name="P15">Battle dress: ???</text:p>
      <text:p text:style-name="P14"/>
      <text:p text:style-name="P20">Abilities:</text:p>
      <text:p text:style-name="P18"/>
      <text:p text:style-name="P32">???</text:p>
      <text:p text:style-name="P23"/>
      <text:p text:style-name="P23"/>
      <text:p text:style-name="P23"/>
      <text:p text:style-name="P23"/>
      <text:p text:style-name="P2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26">Spell Name</text:p>
            </table:table-cell>
            <table:table-cell table:style-name="Table6.A1" office:value-type="string">
              <text:p text:style-name="P26">Element</text:p>
            </table:table-cell>
            <table:table-cell table:style-name="Table6.A1" office:value-type="string">
              <text:p text:style-name="P26">Mana Consumption</text:p>
            </table:table-cell>
            <table:table-cell table:style-name="Table6.D1" office:value-type="string">
              <text:p text:style-name="P26">Effect</text:p>
            </table:table-cell>
          </table:table-row>
        </table:table-header-rows>
        <table:table-row>
          <table:table-cell table:style-name="Table6.A2" office:value-type="string">
            <text:p text:style-name="P3">???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6"/>
          </table:table-cell>
          <table:table-cell table:style-name="Table6.D2" office:value-type="string">
            <text:p text:style-name="P6"/>
          </table:table-cell>
        </table:table-row>
      </table:table>
      <text:p text:style-name="P22"/>
      <text:p text:style-name="P21">Trivia:</text:p>
      <text:list xml:id="list4019708281" text:style-name="L1">
        <text:list-item>
          <text:p text:style-name="P31">Origin of spell names:</text:p>
          <text:list>
            <text:list-item>
              <text:p text:style-name="P33"><text:span text:style-name="T2">???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FreeSerif" fo:font-family="FreeSerif" style:font-family-generic="roman" style:font-pitch="variable" fo:font-size="10pt" fo:font-weight="bold" officeooo:rsid="00195fe4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ly Ellington</meta:initial-creator>
    <meta:creation-date>2019-05-15T20:53:56.707822456</meta:creation-date>
    <dc:date>2019-05-16T15:56:34.169033189</dc:date>
    <dc:creator>Lily Ellington</dc:creator>
    <meta:editing-duration>PT1H7M5S</meta:editing-duration>
    <meta:editing-cycles>15</meta:editing-cycles>
    <meta:generator>LibreOffice/6.0.7.3$Linux_X86_64 LibreOffice_project/00m0$Build-3</meta:generator>
    <meta:document-statistic meta:table-count="5" meta:image-count="0" meta:object-count="0" meta:page-count="1" meta:paragraph-count="50" meta:word-count="76" meta:character-count="389" meta:non-whitespace-character-count="370"/>
  </office:meta>
</office:document-meta>
</file>